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paragraph-rsid="0005b799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5b799" officeooo:paragraph-rsid="0005b799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1d2f1f" officeooo:paragraph-rsid="001d2f1f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1d2f1f" officeooo:paragraph-rsid="001ee4fc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04c5f" officeooo:paragraph-rsid="00204c5f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5391e" officeooo:paragraph-rsid="0025391e" style:font-size-asian="12pt" style:font-size-complex="12pt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6b643" officeooo:paragraph-rsid="0026b643" style:font-size-asian="12pt" style:font-size-complex="12pt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726f7" officeooo:paragraph-rsid="002726f7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d0007" officeooo:paragraph-rsid="001d000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bold" officeooo:rsid="002480e2" officeooo:paragraph-rsid="002480e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bold" officeooo:rsid="0026b643" officeooo:paragraph-rsid="0026b64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726f7" officeooo:paragraph-rsid="002726f7" style:font-size-asian="12pt" style:font-size-complex="12pt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8e2c2" officeooo:paragraph-rsid="0028e2c2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c6f9a"/>
    </style:style>
    <style:style style:name="T3" style:family="text">
      <style:text-properties officeooo:rsid="001ee4fc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1ee4fc" style:font-weight-asian="bold" style:font-weight-complex="bold"/>
    </style:style>
    <style:style style:name="T6" style:family="text">
      <style:text-properties officeooo:rsid="00204c5f"/>
    </style:style>
    <style:style style:name="T7" style:family="text">
      <style:text-properties officeooo:rsid="0020d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nipulação de Strings, Classes e Tipos Numéricos em Java<text:tab/><text:tab/><text:tab/><text:tab/></text:span><text:span text:style-name="T2">06/07/2023</text:span></text:p>
      <text:p text:style-name="P2"/>
      <text:p text:style-name="P9">Tipo String – replace</text:p>
      <text:p text:style-name="P4"><text:span text:style-name="T5">E</text:span><text:span text:style-name="T4">sse método serve para substituir retornos d</text:span><text:span text:style-name="T5">e uma String.</text:span></text:p>
      <text:p text:style-name="P4"/>
      <text:p text:style-name="P3">ReplaceAll – <text:span text:style-name="T3">substitui todas as ocorrências de substring</text:span></text:p>
      <text:p text:style-name="P3">ReplaceFirst – <text:span text:style-name="T3">serve para substituir </text:span><text:span text:style-name="T6">a PRIMEIRA ocorrência por um novo valor.</text:span></text:p>
      <text:p text:style-name="P5">Replace – <text:span text:style-name="T7">substituir as ocorrências de uma substring como o target.</text:span></text:p>
      <text:p text:style-name="P5"/>
      <text:p text:style-name="P10">Tipo String – indexOf</text:p>
      <text:p text:style-name="P6">Retorna o índice da ocorrência.</text:p>
      <text:p text:style-name="P6"/>
      <text:p text:style-name="P11">Tipo String – Split</text:p>
      <text:p text:style-name="P7">Dividir a frase</text:p>
      <text:p text:style-name="P7"/>
      <text:p text:style-name="P11">Tipo String – toUppercase</text:p>
      <text:p text:style-name="P8">imprime todos os textos em letra maiúscula.</text:p>
      <text:p text:style-name="P8"/>
      <text:p text:style-name="P13">Convertendo Strings para Integer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06T22:05:11.892170128</dc:date>
    <meta:editing-duration>PT4H35M38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8" meta:character-count="535" meta:non-whitespace-character-count="460"/>
  </office:meta>
</office:document-meta>
</file>